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5" style:family="paragraph" style:parent-style-name="Standard" style:list-style-name="L1">
      <style:paragraph-properties>
        <style:tab-stops>
          <style:tab-stop style:position="1.905cm"/>
        </style:tab-stops>
      </style:paragraph-properties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versikt over behov</text:p>
      <text:p text:style-name="P1"/>
      <text:p text:style-name="P2">Skjermbildet gir en oversikt over registrerte behov.</text:p>
      <text:p text:style-name="P2"/>
      <text:p text:style-name="P2">Finn aktuelt behov ved å </text:p>
      <text:list xml:id="list31265108" text:style-name="L1">
        <text:list-item>
          <text:p text:style-name="P5">filtrere data ved bruk av en eller flere av nedtrekksmenyene oppe til venstre</text:p>
        </text:list-item>
        <text:list-item>
          <text:p text:style-name="P5">søke på hele eller deler av tittel eller ID nr i eget felt oppe til høyre i vinduet</text:p>
        </text:list-item>
        <text:list-item>
          <text:p text:style-name="P5">sortere oversikten; klikk i kolonner med mørk grå farge i kolonnenavn for å sortere stigende/synkende på data i denne kolonnen</text:p>
        </text:list-item>
        <text:list-item>
          <text:p text:style-name="P5">bla side for side eller direkte til ønsket side i overkant av tabellen</text:p>
        </text:list-item>
        <text:list-item>
          <text:p text:style-name="P5">klikke på objekt ID i tabellen (Eiendom, Bygg, Etasje etc). Du får da en oversikt over alle behov registrert på dette objektet.</text:p>
        </text:list-item>
      </text:list>
      <text:p text:style-name="P2"/>
      <text:p text:style-name="P2">Klikk «Legg til» for å registrere nytt behov.</text:p>
      <text:p text:style-name="P2"/>
      <text:p text:style-name="P2">Hvert enkelt behov kan gis en prioritering ved å gi verdi fra 0-3 innenfor Sikkerhet, Estetikk, Inneklima, Følgeskader og Brukertilfredshet. Hvordan disse vektes innbyrdes defineres i egen tabell. Denne tabellen er tilgjengelig ved på klikke lenke «Prioriteringsnøkkel» oppe i skjermbild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10-13T11:15:23.84</dc:date>
    <dc:language>en-US</dc:language>
    <meta:editing-cycles>10</meta:editing-cycles>
    <meta:editing-duration>PT01H58M33S</meta:editing-duration>
    <meta:document-statistic meta:table-count="0" meta:image-count="0" meta:object-count="0" meta:page-count="1" meta:paragraph-count="10" meta:word-count="154" meta:character-count="919"/>
    <meta:user-defined meta:name="Info 1"/>
    <meta:user-defined meta:name="Info 2"/>
    <meta:user-defined meta:name="Info 3"/>
    <meta:user-defined meta:name="Info 4"/>
  </office:meta>
</office:document-meta>
</file>